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BC2000004B4BD0DD8A27D23BEF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25cm" table:align="left"/>
    </style:style>
    <style:style style:name="Tabla1.A" style:family="table-column">
      <style:table-column-properties style:column-width="3.403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0.191cm"/>
    </style:style>
    <style:style style:name="Tabla1.E" style:family="table-column">
      <style:table-column-properties style:column-width="2.704cm"/>
    </style:style>
    <style:style style:name="Tabla1.F" style:family="table-column">
      <style:table-column-properties style:column-width="4.006cm"/>
    </style:style>
    <style:style style:name="Tabla1.G" style:family="table-column">
      <style:table-column-properties style:column-width="1.095cm"/>
    </style:style>
    <style:style style:name="Tabla1.H" style:family="table-column">
      <style:table-column-properties style:column-width="4.027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bottom" fo:padding="0.097cm" fo:border="0.05pt solid #000000"/>
    </style:style>
    <style:style style:name="Tabla1.G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93cm"/>
    </style:style>
    <style:style style:name="Tabla1.5" style:family="table-row">
      <style:table-row-properties style:min-row-height="1.097cm"/>
    </style:style>
    <style:style style:name="Tab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305cm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23e70e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text-properties style:font-name="Liberation Serif" fo:font-size="10pt" officeooo:rsid="0034482c" officeooo:paragraph-rsid="0034482c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34482c" officeooo:paragraph-rsid="0034482c" style:font-size-asian="10pt" style:font-size-complex="10pt"/>
    </style:style>
    <style:style style:name="P5" style:family="paragraph" style:parent-style-name="Table_20_Contents">
      <style:text-properties fo:font-size="10pt" officeooo:rsid="0034482c" officeooo:paragraph-rsid="00394cfd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c66a7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4482c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erif" fo:font-size="10pt" style:font-size-asian="10pt" style:font-size-complex="10pt"/>
    </style:style>
    <style:style style:name="P10" style:family="paragraph" style:parent-style-name="Table_20_Contents">
      <style:text-properties style:font-name="Liberation Serif" fo:font-size="10pt" officeooo:rsid="0034482c" officeooo:paragraph-rsid="0034482c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rsid="0034482c" officeooo:paragraph-rsid="00397f96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4482c" style:font-size-asian="10pt" style:font-size-complex="10pt"/>
    </style:style>
    <style:style style:name="P13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4482c" officeooo:paragraph-rsid="003b9dd4" style:font-size-asian="10pt" style:font-size-complex="10pt"/>
    </style:style>
    <style:style style:name="T1" style:family="text">
      <style:text-properties fo:color="#221f1f" style:text-position="-5% 100%" style:font-name="Arial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2" style:family="text">
      <style:text-properties fo:color="#221f1f" style:text-position="-5% 100%" style:font-name="Arial" fo:letter-spacing="-0.012cm" fo:font-weight="normal" officeooo:rsid="001f30e1" style:font-weight-asian="normal" style:font-name-complex="Lucida Sans" style:font-weight-complex="normal"/>
    </style:style>
    <style:style style:name="T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4" style:family="text">
      <style:text-properties officeooo:rsid="0035cdd2"/>
    </style:style>
    <style:style style:name="T5" style:family="text">
      <style:text-properties officeooo:rsid="00397f96"/>
    </style:style>
    <style:style style:name="T6" style:family="text">
      <style:text-properties officeooo:rsid="003b9dd4"/>
    </style:style>
    <style:style style:name="T7" style:family="text">
      <style:text-properties officeooo:rsid="003c66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9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2" table:number-columns-spanned="2" office:value-type="string">
            <text:p text:style-name="P2"><text:span text:style-name="T3"><text:placeholder text:placeholder-type="text">&lt;formatLang(o.amount)&gt;</text:placeholder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7"/>
          </table:table-cell>
          <table:covered-table-cell/>
          <table:table-cell table:style-name="Tabla1.A3" table:number-columns-spanned="2" office:value-type="string">
            <text:p text:style-name="P5"><text:span text:style-name="T4"><text:text-input text:description="&lt;o.issue_date and o.issue_date[8:10]&gt;">16</text:text-input></text:span></text:p>
          </table:table-cell>
          <table:covered-table-cell/>
          <table:table-cell table:style-name="Tabla1.A3" office:value-type="string">
            <text:p text:style-name="P6"><text:span text:style-name="T7"><text:text-input text:description="&lt;datetime.datetime.strptime(o.issue_date, &quot;%Y-%m-%d&quot;).strftime('%B')&gt;">diciembre</text:text-input></text:span></text:p>
          </table:table-cell>
          <table:table-cell table:style-name="Tabla1.A3" office:value-type="string">
            <text:p text:style-name="P5"><text:span text:style-name="T4"><text:text-input text:description="&lt;o.issue_date and o.issue_date[:4]&gt;">16</text:text-input></text:span></text:p>
          </table:table-cell>
          <table:table-cell table:style-name="Tabla1.G2" table:number-columns-spanned="2" office:value-type="string">
            <text:p text:style-name="P9"/>
          </table:table-cell>
          <table:covered-table-cell/>
        </table:table-row>
        <table:table-row table:style-name="Tabla1.4">
          <table:table-cell table:style-name="Tabla1.A3" table:number-columns-spanned="3" office:value-type="string">
            <text:p text:style-name="P4"/>
          </table:table-cell>
          <table:covered-table-cell/>
          <table:covered-table-cell/>
          <table:table-cell table:style-name="Tabla1.G2" table:number-columns-spanned="5" office:value-type="string">
            <text:p text:style-name="P11"><text:span text:style-name="T5"><text:text-input text:description="&lt;o.voucher_id.partner_id.commercial_partner_id.name&gt;">Juan Perez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4"/>
          </table:table-cell>
          <table:table-cell table:style-name="Tabla1.A5" table:number-columns-spanned="6" office:value-type="string">
            <text:p text:style-name="P13"><text:span text:style-name="T6"><text:text-input text:description="&lt;number_to_string(o.amount)&gt;">mil trecientos cincuenta y tres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10"/>
          </table:table-cell>
        </table:table-row>
        <table:table-row table:style-name="Tabla1.6">
          <table:table-cell table:style-name="Tabla1.A3" office:value-type="string">
            <text:p text:style-name="P8">NO A LA ORDEN</text:p>
          </table:table-cell>
          <table:table-cell table:style-name="Tabla1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Cheque_25_20Banco_25_20municipal_25_20-_25_20v1" draw:display-name="Cheque%20Banco%20municipal%20-%20v1" xlink:href="Pictures/1000000000000BC2000004B4BD0DD8A27D23BEF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style:writing-mode="lr-tb" draw:fill="bitmap" draw:fill-color="#729fcf" draw:fill-image-name="Cheque_25_20Banco_25_20municipal_25_20-_25_20v1" draw:fill-image-width="100%" draw:fill-image-height="100%" style:footnote-max-height="0cm">
        <style:background-image xlink:href="Pictures/1000000000000BC2000004B4BD0DD8A27D23BEF9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11-10T11:08:07.042259739</dc:date>
    <meta:editing-duration>PT1H33M42S</meta:editing-duration>
    <meta:editing-cycles>36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5" meta:character-count="99" meta:non-whitespace-character-count="91"/>
  </office:meta>
</office:document-meta>
</file>